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0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1153" style:parent-style-name="LO-Normal" style:family="paragraph">
      <style:paragraph-properties fo:margin-bottom="0in" fo:margin-right="-1.1812in"/>
    </style:style>
    <style:style style:name="T1154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3872606159R</text:p>
        </text:list-item>
        <text:list-item>
          <text:p text:style-name="P307">BR2459066809438</text:p>
        </text:list-item>
        <text:list-item>
          <text:p text:style-name="P308">BR2434835438460</text:p>
        </text:list-item>
        <text:list-item>
          <text:p text:style-name="P309">BR2429146789066</text:p>
        </text:list-item>
        <text:list-item>
          <text:p text:style-name="P310">BR2494025519259</text:p>
        </text:list-item>
        <text:list-item>
          <text:p text:style-name="P311">BR245301903975U</text:p>
        </text:list-item>
        <text:list-item>
          <text:p text:style-name="P312">BR247864814148I</text:p>
        </text:list-item>
        <text:list-item>
          <text:p text:style-name="P313">BR248117115683U</text:p>
        </text:list-item>
        <text:list-item>
          <text:p text:style-name="P314">BR246791399686C</text:p>
        </text:list-item>
        <text:list-item>
          <text:p text:style-name="P315">BR244845894758K</text:p>
        </text:list-item>
        <text:list-item>
          <text:p text:style-name="P316">BR245963849173Y</text:p>
        </text:list-item>
        <text:list-item>
          <text:p text:style-name="P317">BR246965362398C</text:p>
        </text:list-item>
        <text:list-item>
          <text:p text:style-name="P318">BR243034311014V</text:p>
        </text:list-item>
        <text:list-item>
          <text:p text:style-name="P319">BR245334865414A</text:p>
        </text:list-item>
        <text:list-item>
          <text:p text:style-name="P320">BR249067157260E</text:p>
        </text:list-item>
        <text:list-item>
          <text:p text:style-name="P321">BR2481075123327</text:p>
        </text:list-item>
        <text:list-item>
          <text:p text:style-name="P322">BR243146298976H</text:p>
        </text:list-item>
        <text:list-item>
          <text:p text:style-name="P323">BR2493519907435</text:p>
        </text:list-item>
        <text:list-item>
          <text:p text:style-name="P324">BR2474169592444</text:p>
        </text:list-item>
        <text:list-item>
          <text:p text:style-name="P325">BR2464716942049</text:p>
        </text:list-item>
        <text:list-item>
          <text:p text:style-name="P326">BR2411197999823</text:p>
        </text:list-item>
        <text:list-item>
          <text:p text:style-name="P327">BR2489105463691</text:p>
        </text:list-item>
        <text:list-item>
          <text:p text:style-name="P328">BR247978719517N</text:p>
        </text:list-item>
        <text:list-item>
          <text:p text:style-name="P329">BR246460851319J</text:p>
        </text:list-item>
        <text:list-item>
          <text:p text:style-name="P330">BR243828484816J</text:p>
        </text:list-item>
        <text:list-item>
          <text:p text:style-name="P331">BR245484765991E</text:p>
        </text:list-item>
        <text:list-item>
          <text:p text:style-name="P332">BR2400209397010</text:p>
        </text:list-item>
        <text:list-item>
          <text:p text:style-name="P333">BR244883267376F</text:p>
        </text:list-item>
        <text:list-item>
          <text:p text:style-name="P334">BR2448232735728</text:p>
        </text:list-item>
        <text:list-item>
          <text:p text:style-name="P335">BR245289523598K</text:p>
        </text:list-item>
        <text:list-item>
          <text:p text:style-name="P336">BR245068760125I</text:p>
        </text:list-item>
        <text:list-item>
          <text:p text:style-name="P337">BR2494118576656</text:p>
        </text:list-item>
        <text:list-item>
          <text:p text:style-name="P338">BR242661619333D</text:p>
        </text:list-item>
        <text:list-item>
          <text:p text:style-name="P339">BR246034822183K</text:p>
        </text:list-item>
        <text:list-item>
          <text:p text:style-name="P340">BR248445650752H</text:p>
        </text:list-item>
        <text:list-item>
          <text:p text:style-name="P341">BR247473668954B</text:p>
        </text:list-item>
        <text:list-item>
          <text:p text:style-name="P342">BR243388534633Y</text:p>
        </text:list-item>
        <text:list-item>
          <text:p text:style-name="P343">BR2417884573946</text:p>
        </text:list-item>
        <text:list-item>
          <text:p text:style-name="P344">BR247261879283Q</text:p>
        </text:list-item>
        <text:list-item>
          <text:p text:style-name="P345">BR245170624938U</text:p>
        </text:list-item>
        <text:list-item>
          <text:p text:style-name="P346">BR2427077073270</text:p>
        </text:list-item>
        <text:list-item>
          <text:p text:style-name="P347">BR2407039543529</text:p>
        </text:list-item>
        <text:list-item>
          <text:p text:style-name="P348">BR2467123385164</text:p>
        </text:list-item>
        <text:list-item>
          <text:p text:style-name="P349">BR248774805637L</text:p>
        </text:list-item>
        <text:list-item>
          <text:p text:style-name="P350">BR2451515354675</text:p>
        </text:list-item>
        <text:list-item>
          <text:p text:style-name="P351">BR2419012035715</text:p>
        </text:list-item>
        <text:list-item>
          <text:p text:style-name="P352">BR241431420769E</text:p>
        </text:list-item>
        <text:list-item>
          <text:p text:style-name="P353">BR249874590829L</text:p>
        </text:list-item>
        <text:list-item>
          <text:p text:style-name="P354">BR2474664479042</text:p>
        </text:list-item>
        <text:list-item>
          <text:p text:style-name="P355">BR249084838621O</text:p>
        </text:list-item>
        <text:list-item>
          <text:p text:style-name="P356">BR242854023243A</text:p>
        </text:list-item>
        <text:list-item>
          <text:p text:style-name="P357">BR243394765522Z</text:p>
        </text:list-item>
        <text:list-item>
          <text:p text:style-name="P358">BR2422173729994</text:p>
        </text:list-item>
        <text:list-item>
          <text:p text:style-name="P359">BR244131834398C</text:p>
        </text:list-item>
        <text:list-item>
          <text:p text:style-name="P360">BR243029367238G</text:p>
        </text:list-item>
        <text:list-item>
          <text:p text:style-name="P361">BR248199691588W</text:p>
        </text:list-item>
        <text:list-item>
          <text:p text:style-name="P362">BR248044365590Z</text:p>
        </text:list-item>
        <text:list-item>
          <text:p text:style-name="P363">BR241504358332E</text:p>
        </text:list-item>
        <text:list-item>
          <text:p text:style-name="P364">BR248366888138F</text:p>
        </text:list-item>
        <text:list-item>
          <text:p text:style-name="P365">BR241768604974A</text:p>
        </text:list-item>
        <text:list-item>
          <text:p text:style-name="P366">BR2496350987697</text:p>
        </text:list-item>
        <text:list-item>
          <text:p text:style-name="P367">BR249009871916X</text:p>
        </text:list-item>
        <text:list-item>
          <text:p text:style-name="P368">BR2433491750085</text:p>
        </text:list-item>
        <text:list-item>
          <text:p text:style-name="P369">BR248325520499I</text:p>
        </text:list-item>
        <text:list-item>
          <text:p text:style-name="P370">BR2412371040449</text:p>
        </text:list-item>
        <text:list-item>
          <text:p text:style-name="P371">BR247238190716L</text:p>
        </text:list-item>
        <text:list-item>
          <text:p text:style-name="P372">BR2495888523326</text:p>
        </text:list-item>
        <text:list-item>
          <text:p text:style-name="P373">BR2494539736471</text:p>
        </text:list-item>
        <text:list-item>
          <text:p text:style-name="P374">BR247391360196A</text:p>
        </text:list-item>
        <text:list-item>
          <text:p text:style-name="P375">BR2405121124302</text:p>
        </text:list-item>
        <text:list-item>
          <text:p text:style-name="P376">BR248030434723P</text:p>
        </text:list-item>
        <text:list-item>
          <text:p text:style-name="P377">BR241966935771S</text:p>
        </text:list-item>
        <text:list-item>
          <text:p text:style-name="P378">BR244493082160T</text:p>
        </text:list-item>
        <text:list-item>
          <text:p text:style-name="P379">BR2438001357370</text:p>
        </text:list-item>
        <text:list-item>
          <text:p text:style-name="P380">BR2428813545819</text:p>
        </text:list-item>
        <text:list-item>
          <text:p text:style-name="P381">BR2499077709499</text:p>
        </text:list-item>
        <text:list-item>
          <text:p text:style-name="P382">BR242826452082G</text:p>
        </text:list-item>
        <text:list-item>
          <text:p text:style-name="P383">BR240295885838R</text:p>
        </text:list-item>
        <text:list-item>
          <text:p text:style-name="P384">BR249951282925T</text:p>
        </text:list-item>
        <text:list-item>
          <text:p text:style-name="P385">BR246003710849T</text:p>
        </text:list-item>
        <text:list-item>
          <text:p text:style-name="P386">BR2482851638011</text:p>
        </text:list-item>
        <text:list-item>
          <text:p text:style-name="P387">BR243467022320V</text:p>
        </text:list-item>
        <text:list-item>
          <text:p text:style-name="P388">BR2405092542654</text:p>
        </text:list-item>
        <text:list-item>
          <text:p text:style-name="P389">BR246793597235D</text:p>
        </text:list-item>
        <text:list-item>
          <text:p text:style-name="P390">BR243408933709P</text:p>
        </text:list-item>
        <text:list-item>
          <text:p text:style-name="P391">BR249800447917R</text:p>
        </text:list-item>
        <text:list-item>
          <text:p text:style-name="P392">BR247388827941N</text:p>
        </text:list-item>
        <text:list-item>
          <text:p text:style-name="P393">BR2425603447811</text:p>
        </text:list-item>
        <text:list-item>
          <text:p text:style-name="P394">BR248087154641O</text:p>
        </text:list-item>
        <text:list-item>
          <text:p text:style-name="P395">BR244346178066R</text:p>
        </text:list-item>
        <text:list-item>
          <text:p text:style-name="P396">BR248580525964Y</text:p>
        </text:list-item>
        <text:list-item>
          <text:p text:style-name="P397">BR2492525154466</text:p>
        </text:list-item>
        <text:list-item>
          <text:p text:style-name="P398">BR249998435045G</text:p>
        </text:list-item>
        <text:list-item>
          <text:p text:style-name="P399">BR2465546539475</text:p>
        </text:list-item>
        <text:list-item>
          <text:p text:style-name="P400">BR2434070358109</text:p>
        </text:list-item>
        <text:list-item>
          <text:p text:style-name="P401">BR243442607963G</text:p>
        </text:list-item>
        <text:list-item>
          <text:p text:style-name="P402">BR2483334052109</text:p>
        </text:list-item>
        <text:list-item>
          <text:p text:style-name="P403">BR246091224662Y</text:p>
        </text:list-item>
        <text:list-item>
          <text:p text:style-name="P404">BR2419993621433</text:p>
        </text:list-item>
        <text:list-item>
          <text:p text:style-name="P405">BR249331881235J</text:p>
        </text:list-item>
        <text:list-item>
          <text:p text:style-name="P406">BR2403159416826</text:p>
        </text:list-item>
        <text:list-item>
          <text:p text:style-name="P407">BR245449021183V</text:p>
        </text:list-item>
        <text:list-item>
          <text:p text:style-name="P408">BR2400556633732</text:p>
        </text:list-item>
        <text:list-item>
          <text:p text:style-name="P409">BR249540346654G</text:p>
        </text:list-item>
        <text:list-item>
          <text:p text:style-name="P410">BR247713711960A</text:p>
        </text:list-item>
        <text:list-item>
          <text:p text:style-name="P411">BR243049779840I</text:p>
        </text:list-item>
        <text:list-item>
          <text:p text:style-name="P412">BR243574105716U</text:p>
        </text:list-item>
        <text:list-item>
          <text:p text:style-name="P413">BR245816423760K</text:p>
        </text:list-item>
        <text:list-item>
          <text:p text:style-name="P414">BR249505370770T</text:p>
        </text:list-item>
        <text:list-item>
          <text:p text:style-name="P415">BR2470930867197</text:p>
        </text:list-item>
        <text:list-item>
          <text:p text:style-name="P416">BR2473508190028</text:p>
        </text:list-item>
        <text:list-item>
          <text:p text:style-name="P417">BR241723631367Q</text:p>
        </text:list-item>
        <text:list-item>
          <text:p text:style-name="P418">BR243758788222P</text:p>
        </text:list-item>
        <text:list-item>
          <text:p text:style-name="P419">BR246111889961L</text:p>
        </text:list-item>
        <text:list-item>
          <text:p text:style-name="P420">BR243085661710S</text:p>
        </text:list-item>
        <text:list-item>
          <text:p text:style-name="P421">BR240302556324A</text:p>
        </text:list-item>
        <text:list-item>
          <text:p text:style-name="P422">BR2465449176648</text:p>
        </text:list-item>
        <text:list-item>
          <text:p text:style-name="P423">BR246840397508I</text:p>
        </text:list-item>
        <text:list-item>
          <text:p text:style-name="P424">BR2426306569135</text:p>
        </text:list-item>
        <text:list-item>
          <text:p text:style-name="P425">BR247513509006R</text:p>
        </text:list-item>
        <text:list-item>
          <text:p text:style-name="P426">BR2474360128907</text:p>
        </text:list-item>
        <text:list-item>
          <text:p text:style-name="P427">BR2476573599682</text:p>
        </text:list-item>
        <text:list-item>
          <text:p text:style-name="P428">BR246513881436X</text:p>
        </text:list-item>
        <text:list-item>
          <text:p text:style-name="P429">BR244436055181E</text:p>
        </text:list-item>
        <text:list-item>
          <text:p text:style-name="P430">BR2435323324848</text:p>
        </text:list-item>
        <text:list-item>
          <text:p text:style-name="P431">BR249420535022B</text:p>
        </text:list-item>
        <text:list-item>
          <text:p text:style-name="P432">BR240968108262G</text:p>
        </text:list-item>
        <text:list-item>
          <text:p text:style-name="P433">BR249976291408D</text:p>
        </text:list-item>
        <text:list-item>
          <text:p text:style-name="P434">BR248759190473E</text:p>
        </text:list-item>
        <text:list-item>
          <text:p text:style-name="P435">BR2448294904409</text:p>
        </text:list-item>
        <text:list-item>
          <text:p text:style-name="P436">BR2440121045687</text:p>
        </text:list-item>
        <text:list-item>
          <text:p text:style-name="P437">BR249625246019X</text:p>
        </text:list-item>
        <text:list-item>
          <text:p text:style-name="P438">BR247872680961A</text:p>
        </text:list-item>
        <text:list-item>
          <text:p text:style-name="P439">BR245801637795G</text:p>
        </text:list-item>
        <text:list-item>
          <text:p text:style-name="P440">BR240466158773G</text:p>
        </text:list-item>
        <text:list-item>
          <text:p text:style-name="P441">BR240020024348D</text:p>
        </text:list-item>
        <text:list-item>
          <text:p text:style-name="P442">BR241273570358G</text:p>
        </text:list-item>
        <text:list-item>
          <text:p text:style-name="P443">BR246643849902F</text:p>
        </text:list-item>
        <text:list-item>
          <text:p text:style-name="P444">BR240633241544B</text:p>
        </text:list-item>
        <text:list-item>
          <text:p text:style-name="P445">BR240504952265A</text:p>
        </text:list-item>
        <text:list-item>
          <text:p text:style-name="P446">BR246084344840G</text:p>
        </text:list-item>
        <text:list-item>
          <text:p text:style-name="P447">BR2449784151676</text:p>
        </text:list-item>
        <text:list-item>
          <text:p text:style-name="P448">BR245527282458O</text:p>
        </text:list-item>
        <text:list-item>
          <text:p text:style-name="P449">BR2438713617352</text:p>
        </text:list-item>
        <text:list-item>
          <text:p text:style-name="P450">BR244956932916J</text:p>
        </text:list-item>
        <text:list-item>
          <text:p text:style-name="P451">BR2482946660923</text:p>
        </text:list-item>
        <text:list-item>
          <text:p text:style-name="P452">BR243262911196S</text:p>
        </text:list-item>
        <text:list-item>
          <text:p text:style-name="P453">BR2418571948347</text:p>
        </text:list-item>
        <text:list-item>
          <text:p text:style-name="P454">BR243270581551Y</text:p>
        </text:list-item>
        <text:list-item>
          <text:p text:style-name="P455">BR242873106559W</text:p>
        </text:list-item>
        <text:list-item>
          <text:p text:style-name="P456">BR2411124405811</text:p>
        </text:list-item>
        <text:list-item>
          <text:p text:style-name="P457">BR240136605281C</text:p>
        </text:list-item>
        <text:list-item>
          <text:p text:style-name="P458">BR248693516104K</text:p>
        </text:list-item>
        <text:list-item>
          <text:p text:style-name="P459">BR2434570634647</text:p>
        </text:list-item>
        <text:list-item>
          <text:p text:style-name="P460">BR243825405956Z</text:p>
        </text:list-item>
        <text:list-item>
          <text:p text:style-name="P461">BR243820310280D</text:p>
        </text:list-item>
        <text:list-item>
          <text:p text:style-name="P462">BR249494271364K</text:p>
        </text:list-item>
        <text:list-item>
          <text:p text:style-name="P463">BR241250623387X</text:p>
        </text:list-item>
        <text:list-item>
          <text:p text:style-name="P464">BR2462582675721</text:p>
        </text:list-item>
        <text:list-item>
          <text:p text:style-name="P465">BR2427736440276</text:p>
        </text:list-item>
        <text:list-item>
          <text:p text:style-name="P466">BR2440712650654</text:p>
        </text:list-item>
        <text:list-item>
          <text:p text:style-name="P467">BR245859329459Y</text:p>
        </text:list-item>
        <text:list-item>
          <text:p text:style-name="P468">BR240368201625R</text:p>
        </text:list-item>
        <text:list-item>
          <text:p text:style-name="P469">BR242837977309W</text:p>
        </text:list-item>
        <text:list-item>
          <text:p text:style-name="P470">BR244121446230Y</text:p>
        </text:list-item>
        <text:list-item>
          <text:p text:style-name="P471">BR240103808029V</text:p>
        </text:list-item>
        <text:list-item>
          <text:p text:style-name="P472">BR2482130561820</text:p>
        </text:list-item>
        <text:list-item>
          <text:p text:style-name="P473">BR240267854032G</text:p>
        </text:list-item>
        <text:list-item>
          <text:p text:style-name="P474">BR248981176039B</text:p>
        </text:list-item>
        <text:list-item>
          <text:p text:style-name="P475">BR2481365083612</text:p>
        </text:list-item>
        <text:list-item>
          <text:p text:style-name="P476">BR2436776892901</text:p>
        </text:list-item>
        <text:list-item>
          <text:p text:style-name="P477">BR247578769446S</text:p>
        </text:list-item>
        <text:list-item>
          <text:p text:style-name="P478">BR241647091994E</text:p>
        </text:list-item>
        <text:list-item>
          <text:p text:style-name="P479">BR242177504238A</text:p>
        </text:list-item>
        <text:list-item>
          <text:p text:style-name="P480">BR247781464225B</text:p>
        </text:list-item>
        <text:list-item>
          <text:p text:style-name="P481">BR246462691264F</text:p>
        </text:list-item>
        <text:list-item>
          <text:p text:style-name="P482">BR249063079146M</text:p>
        </text:list-item>
        <text:list-item>
          <text:p text:style-name="P483">BR247980650762D</text:p>
        </text:list-item>
        <text:list-item>
          <text:p text:style-name="P484">BR245175008936D</text:p>
        </text:list-item>
        <text:list-item>
          <text:p text:style-name="P485">BR2416910392519</text:p>
        </text:list-item>
        <text:list-item>
          <text:p text:style-name="P486">BR240982906706A</text:p>
        </text:list-item>
        <text:list-item>
          <text:p text:style-name="P487">BR2406471004743</text:p>
        </text:list-item>
        <text:list-item>
          <text:p text:style-name="P488">BR2438901659967</text:p>
        </text:list-item>
        <text:list-item>
          <text:p text:style-name="P489">BR2496390190218</text:p>
        </text:list-item>
        <text:list-item>
          <text:p text:style-name="P490">BR249144899305B</text:p>
        </text:list-item>
        <text:list-item>
          <text:p text:style-name="P491">BR241762242000O</text:p>
        </text:list-item>
        <text:list-item>
          <text:p text:style-name="P492">BR2409270343618</text:p>
        </text:list-item>
        <text:list-item>
          <text:p text:style-name="P493">BR240957873740W</text:p>
        </text:list-item>
        <text:list-item>
          <text:p text:style-name="P494">BR240920028232H</text:p>
        </text:list-item>
        <text:list-item>
          <text:p text:style-name="P495">BR241332749350X</text:p>
        </text:list-item>
        <text:list-item>
          <text:p text:style-name="P496">BR2470717928390</text:p>
        </text:list-item>
        <text:list-item>
          <text:p text:style-name="P497">BR242592789941Q</text:p>
        </text:list-item>
        <text:list-item>
          <text:p text:style-name="P498">BR244725385707X</text:p>
        </text:list-item>
        <text:list-item>
          <text:p text:style-name="P499">BR248512483842I</text:p>
        </text:list-item>
        <text:list-item>
          <text:p text:style-name="P500">BR2428597537114</text:p>
        </text:list-item>
        <text:list-item>
          <text:p text:style-name="P501">BR247189609743V</text:p>
        </text:list-item>
        <text:list-item>
          <text:p text:style-name="P502">BR241291453353F</text:p>
        </text:list-item>
        <text:list-item>
          <text:p text:style-name="P503">BR2433427578714</text:p>
        </text:list-item>
        <text:list-item>
          <text:p text:style-name="P504">BR246268065377Z</text:p>
        </text:list-item>
        <text:list-item>
          <text:p text:style-name="P505">BR245499851016G</text:p>
        </text:list-item>
        <text:list-item>
          <text:p text:style-name="P506">BR2494641516824</text:p>
        </text:list-item>
        <text:list-item>
          <text:p text:style-name="P507">BR245224819851Q</text:p>
        </text:list-item>
        <text:list-item>
          <text:p text:style-name="P508">BR2427697293904</text:p>
        </text:list-item>
        <text:list-item>
          <text:p text:style-name="P509">BR243450528871Y</text:p>
        </text:list-item>
        <text:list-item>
          <text:p text:style-name="P510">BR242642692618M</text:p>
        </text:list-item>
        <text:list-item>
          <text:p text:style-name="P511">BR246468881226Q</text:p>
        </text:list-item>
        <text:list-item>
          <text:p text:style-name="P512">BR2474767314449</text:p>
        </text:list-item>
        <text:list-item>
          <text:p text:style-name="P513">BR245267147044X</text:p>
        </text:list-item>
        <text:list-item>
          <text:p text:style-name="P514">BR246825922379U</text:p>
        </text:list-item>
        <text:list-item>
          <text:p text:style-name="P515">BR243929460764B</text:p>
        </text:list-item>
        <text:list-item>
          <text:p text:style-name="P516">BR2401806343007</text:p>
        </text:list-item>
        <text:list-item>
          <text:p text:style-name="P517">BR2402942914778</text:p>
        </text:list-item>
        <text:list-item>
          <text:p text:style-name="P518">BR244938967371N</text:p>
        </text:list-item>
        <text:list-item>
          <text:p text:style-name="P519">BR242211849602B</text:p>
        </text:list-item>
        <text:list-item>
          <text:p text:style-name="P520">BR2403282778165</text:p>
        </text:list-item>
        <text:list-item>
          <text:p text:style-name="P521">BR248493309655O</text:p>
        </text:list-item>
        <text:list-item>
          <text:p text:style-name="P522">BR241056091325K</text:p>
        </text:list-item>
        <text:list-item>
          <text:p text:style-name="P523">BR2495243343119</text:p>
        </text:list-item>
        <text:list-item>
          <text:p text:style-name="P524">BR248507832330E</text:p>
        </text:list-item>
        <text:list-item>
          <text:p text:style-name="P525">BR2463167285483</text:p>
        </text:list-item>
        <text:list-item>
          <text:p text:style-name="P526">BR241802601750S</text:p>
        </text:list-item>
        <text:list-item>
          <text:p text:style-name="P527">BR243646858202B</text:p>
        </text:list-item>
        <text:list-item>
          <text:p text:style-name="P528">BR2467208223257</text:p>
        </text:list-item>
        <text:list-item>
          <text:p text:style-name="P529">BR2451816125903</text:p>
        </text:list-item>
        <text:list-item>
          <text:p text:style-name="P530">BR242443898343K</text:p>
        </text:list-item>
        <text:list-item>
          <text:p text:style-name="P531">BR2473106519075</text:p>
        </text:list-item>
        <text:list-item>
          <text:p text:style-name="P532">BR242190949670A</text:p>
        </text:list-item>
        <text:list-item>
          <text:p text:style-name="P533">BR247045215971I</text:p>
        </text:list-item>
        <text:list-item>
          <text:p text:style-name="P534">BR248502021127J</text:p>
        </text:list-item>
        <text:list-item>
          <text:p text:style-name="P535">BR241395375010O</text:p>
        </text:list-item>
        <text:list-item>
          <text:p text:style-name="P536">BR241537306732I</text:p>
        </text:list-item>
        <text:list-item>
          <text:p text:style-name="P537">BR244968776042O</text:p>
        </text:list-item>
        <text:list-item>
          <text:p text:style-name="P538">BR249281310610N</text:p>
        </text:list-item>
        <text:list-item>
          <text:p text:style-name="P539">BR246378577871C</text:p>
        </text:list-item>
        <text:list-item>
          <text:p text:style-name="P540">BR2412518001017</text:p>
        </text:list-item>
        <text:list-item>
          <text:p text:style-name="P541">BR247527511694A</text:p>
        </text:list-item>
        <text:list-item>
          <text:p text:style-name="P542">BR248608035387D</text:p>
        </text:list-item>
        <text:list-item>
          <text:p text:style-name="P543">BR245719829608C</text:p>
        </text:list-item>
        <text:list-item>
          <text:p text:style-name="P544">BR246617596414L</text:p>
        </text:list-item>
        <text:list-item>
          <text:p text:style-name="P545">BR248180301805D</text:p>
        </text:list-item>
        <text:list-item>
          <text:p text:style-name="P546">BR246991741414E</text:p>
        </text:list-item>
        <text:list-item>
          <text:p text:style-name="P547">BR2486398587933</text:p>
        </text:list-item>
        <text:list-item>
          <text:p text:style-name="P548">BR247990702801K</text:p>
        </text:list-item>
        <text:list-item>
          <text:p text:style-name="P549">BR246866111978X</text:p>
        </text:list-item>
        <text:list-item>
          <text:p text:style-name="P550">BR2479812364687</text:p>
        </text:list-item>
        <text:list-item>
          <text:p text:style-name="P551">BR247792159841I</text:p>
        </text:list-item>
        <text:list-item>
          <text:p text:style-name="P552">BR248699891978K</text:p>
        </text:list-item>
        <text:list-item>
          <text:p text:style-name="P553">BR240087583696A</text:p>
        </text:list-item>
        <text:list-item>
          <text:p text:style-name="P554">BR241377244435G</text:p>
        </text:list-item>
        <text:list-item>
          <text:p text:style-name="P555">BR243359982673F</text:p>
        </text:list-item>
        <text:list-item>
          <text:p text:style-name="P556">BR2477662059691</text:p>
        </text:list-item>
        <text:list-item>
          <text:p text:style-name="P557">BR245659176318M</text:p>
        </text:list-item>
        <text:list-item>
          <text:p text:style-name="P558">BR247004031005B</text:p>
        </text:list-item>
        <text:list-item>
          <text:p text:style-name="P559">BR2490780748643</text:p>
        </text:list-item>
        <text:list-item>
          <text:p text:style-name="P560">BR242386529626N</text:p>
        </text:list-item>
        <text:list-item>
          <text:p text:style-name="P561">BR244838977144E</text:p>
        </text:list-item>
        <text:list-item>
          <text:p text:style-name="P562">BR245385515910M</text:p>
        </text:list-item>
        <text:list-item>
          <text:p text:style-name="P563">BR248457333925H</text:p>
        </text:list-item>
        <text:list-item>
          <text:p text:style-name="P564">BR241643105698A</text:p>
        </text:list-item>
        <text:list-item>
          <text:p text:style-name="P565">BR2439164374359</text:p>
        </text:list-item>
        <text:list-item>
          <text:p text:style-name="P566">BR2404751234578</text:p>
        </text:list-item>
        <text:list-item>
          <text:p text:style-name="P567">BR245363687836A</text:p>
        </text:list-item>
        <text:list-item>
          <text:p text:style-name="P568">BR243861610010J</text:p>
        </text:list-item>
        <text:list-item>
          <text:p text:style-name="P569">BR248381289773R</text:p>
        </text:list-item>
        <text:list-item>
          <text:p text:style-name="P570">BR245935253277E</text:p>
        </text:list-item>
        <text:list-item>
          <text:p text:style-name="P571">BR2401536064056</text:p>
        </text:list-item>
        <text:list-item>
          <text:p text:style-name="P572">BR2448595818272</text:p>
        </text:list-item>
        <text:list-item>
          <text:p text:style-name="P573">BR248871510088G</text:p>
        </text:list-item>
        <text:list-item>
          <text:p text:style-name="P574">BR240427880965F</text:p>
        </text:list-item>
        <text:list-item>
          <text:p text:style-name="P575">BR241007184464D</text:p>
        </text:list-item>
        <text:list-item>
          <text:p text:style-name="P576">BR241049745323F</text:p>
        </text:list-item>
        <text:list-item>
          <text:p text:style-name="P577">BR241089460961E</text:p>
        </text:list-item>
        <text:list-item>
          <text:p text:style-name="P578">BR244379703539C</text:p>
        </text:list-item>
        <text:list-item>
          <text:p text:style-name="P579">BR2446816977347</text:p>
        </text:list-item>
        <text:list-item>
          <text:p text:style-name="P580">BR247939501239B</text:p>
        </text:list-item>
        <text:list-item>
          <text:p text:style-name="P581">BR2419851921989</text:p>
        </text:list-item>
        <text:list-item>
          <text:p text:style-name="P582">BR244653761530B</text:p>
        </text:list-item>
        <text:list-item>
          <text:p text:style-name="P583">BR245525586268E</text:p>
        </text:list-item>
        <text:list-item>
          <text:p text:style-name="P584">BR2432565158871</text:p>
        </text:list-item>
        <text:list-item>
          <text:p text:style-name="P585">BR241205192169E</text:p>
        </text:list-item>
        <text:list-item>
          <text:p text:style-name="P586">BR247783223456H</text:p>
        </text:list-item>
        <text:list-item>
          <text:p text:style-name="P587">BR245381445324N</text:p>
        </text:list-item>
        <text:list-item>
          <text:p text:style-name="P588">BR241287121661Y</text:p>
        </text:list-item>
        <text:list-item>
          <text:p text:style-name="P589">BR248459593338O</text:p>
        </text:list-item>
        <text:list-item>
          <text:p text:style-name="P590">BR2445633783570</text:p>
        </text:list-item>
        <text:list-item>
          <text:p text:style-name="P591">BR240998479492Q</text:p>
        </text:list-item>
        <text:list-item>
          <text:p text:style-name="P592">BR249151582934E</text:p>
        </text:list-item>
        <text:list-item>
          <text:p text:style-name="P593">BR245696843325G</text:p>
        </text:list-item>
        <text:list-item>
          <text:p text:style-name="P594">BR2495578136101</text:p>
        </text:list-item>
        <text:list-item>
          <text:p text:style-name="P595">BR249550006247I</text:p>
        </text:list-item>
        <text:list-item>
          <text:p text:style-name="P596">BR242035578838N</text:p>
        </text:list-item>
        <text:list-item>
          <text:p text:style-name="P597">BR249287797203T</text:p>
        </text:list-item>
        <text:list-item>
          <text:p text:style-name="P598">BR241972222375R</text:p>
        </text:list-item>
        <text:list-item>
          <text:p text:style-name="P599">BR247506980281F</text:p>
        </text:list-item>
        <text:list-item>
          <text:p text:style-name="P600">BR243349267571O</text:p>
        </text:list-item>
        <text:list-item>
          <text:p text:style-name="P601">BR249677385918O</text:p>
        </text:list-item>
        <text:list-item>
          <text:p text:style-name="P602">BR249408466133X</text:p>
        </text:list-item>
        <text:list-item>
          <text:p text:style-name="P603">BR2464974202643</text:p>
        </text:list-item>
        <text:list-item>
          <text:p text:style-name="P604">BR243508266846A</text:p>
        </text:list-item>
        <text:list-item>
          <text:p text:style-name="P605">BR2454497342573</text:p>
        </text:list-item>
        <text:list-item>
          <text:p text:style-name="P606">BR242119728094E</text:p>
        </text:list-item>
        <text:list-item>
          <text:p text:style-name="P607">BR245906197762N</text:p>
        </text:list-item>
        <text:list-item>
          <text:p text:style-name="P608">BR242567669967Y</text:p>
        </text:list-item>
        <text:list-item>
          <text:p text:style-name="P609">BR242553340307S</text:p>
        </text:list-item>
        <text:list-item>
          <text:p text:style-name="P610">BR2496145554932</text:p>
        </text:list-item>
        <text:list-item>
          <text:p text:style-name="P611">BR2485272110956</text:p>
        </text:list-item>
        <text:list-item>
          <text:p text:style-name="P612">BR2497827375038</text:p>
        </text:list-item>
        <text:list-item>
          <text:p text:style-name="P613">BR249548368349I</text:p>
        </text:list-item>
        <text:list-item>
          <text:p text:style-name="P614">BR241619527956B</text:p>
        </text:list-item>
        <text:list-item>
          <text:p text:style-name="P615">BR245513414207E</text:p>
        </text:list-item>
        <text:list-item>
          <text:p text:style-name="P616">BR243580480198C</text:p>
        </text:list-item>
        <text:list-item>
          <text:p text:style-name="P617">BR243639923963C</text:p>
        </text:list-item>
        <text:list-item>
          <text:p text:style-name="P618">BR246436563976G</text:p>
        </text:list-item>
        <text:list-item>
          <text:p text:style-name="P619">BR2473086396875</text:p>
        </text:list-item>
        <text:list-item>
          <text:p text:style-name="P620">BR2450124928278</text:p>
        </text:list-item>
        <text:list-item>
          <text:p text:style-name="P621">BR242204318392I</text:p>
        </text:list-item>
        <text:list-item>
          <text:p text:style-name="P622">BR240761117551H</text:p>
        </text:list-item>
        <text:list-item>
          <text:p text:style-name="P623">BR245323622702I</text:p>
        </text:list-item>
        <text:list-item>
          <text:p text:style-name="P624">BR240689357548I</text:p>
        </text:list-item>
        <text:list-item>
          <text:p text:style-name="P625">BR247085084746C</text:p>
        </text:list-item>
        <text:list-item>
          <text:p text:style-name="P626">BR246459847849M</text:p>
        </text:list-item>
        <text:list-item>
          <text:p text:style-name="P627">BR2452505743464</text:p>
        </text:list-item>
        <text:list-item>
          <text:p text:style-name="P628">BR243410348981A</text:p>
        </text:list-item>
        <text:list-item>
          <text:p text:style-name="P629">BR2430266032924</text:p>
        </text:list-item>
        <text:list-item>
          <text:p text:style-name="P630">BR245326449976V</text:p>
        </text:list-item>
        <text:list-item>
          <text:p text:style-name="P631">BR2418017272840</text:p>
        </text:list-item>
        <text:list-item>
          <text:p text:style-name="P632">BR2463037339083</text:p>
        </text:list-item>
        <text:list-item>
          <text:p text:style-name="P633">BR241016681952F</text:p>
        </text:list-item>
        <text:list-item>
          <text:p text:style-name="P634">BR243245852442Z</text:p>
        </text:list-item>
        <text:list-item>
          <text:p text:style-name="P635">BR242371903234U</text:p>
        </text:list-item>
        <text:list-item>
          <text:p text:style-name="P636">BR245235054880W</text:p>
        </text:list-item>
        <text:list-item>
          <text:p text:style-name="P637">BR245492064872A</text:p>
        </text:list-item>
        <text:list-item>
          <text:p text:style-name="P638">BR240905214197T</text:p>
        </text:list-item>
        <text:list-item>
          <text:p text:style-name="P639">BR246674179616E</text:p>
        </text:list-item>
        <text:list-item>
          <text:p text:style-name="P640">BR242807313879Z</text:p>
        </text:list-item>
        <text:list-item>
          <text:p text:style-name="P641">BR247775559094V</text:p>
        </text:list-item>
        <text:list-item>
          <text:p text:style-name="P642">BR2471662406579</text:p>
        </text:list-item>
        <text:list-item>
          <text:p text:style-name="P643">BR248217515938Z</text:p>
        </text:list-item>
        <text:list-item>
          <text:p text:style-name="P644">BR245801113018G</text:p>
        </text:list-item>
        <text:list-item>
          <text:p text:style-name="P645">BR246238117055E</text:p>
        </text:list-item>
        <text:list-item>
          <text:p text:style-name="P646">BR2407834236420</text:p>
        </text:list-item>
        <text:list-item>
          <text:p text:style-name="P647">BR242144752772S</text:p>
        </text:list-item>
        <text:list-item>
          <text:p text:style-name="P648">BR2401523562168</text:p>
        </text:list-item>
        <text:list-item>
          <text:p text:style-name="P649">BR242909198726H</text:p>
        </text:list-item>
        <text:list-item>
          <text:p text:style-name="P650">BR240833581248P</text:p>
        </text:list-item>
        <text:list-item>
          <text:p text:style-name="P651">BR2480341354060</text:p>
        </text:list-item>
        <text:list-item>
          <text:p text:style-name="P652">BR2445743284129</text:p>
        </text:list-item>
        <text:list-item>
          <text:p text:style-name="P653">BR241242200548H</text:p>
        </text:list-item>
        <text:list-item>
          <text:p text:style-name="P654">BR2402858004612</text:p>
        </text:list-item>
        <text:list-item>
          <text:p text:style-name="P655">BR247019386114J</text:p>
        </text:list-item>
        <text:list-item>
          <text:p text:style-name="P656">BR245683418775E</text:p>
        </text:list-item>
        <text:list-item>
          <text:p text:style-name="P657">BR2411657480758</text:p>
        </text:list-item>
        <text:list-item>
          <text:p text:style-name="P658">BR2470465212291</text:p>
        </text:list-item>
        <text:list-item>
          <text:p text:style-name="P659">BR2462474272224</text:p>
        </text:list-item>
        <text:list-item>
          <text:p text:style-name="P660">BR240723130898C</text:p>
        </text:list-item>
        <text:list-item>
          <text:p text:style-name="P661">BR2467321332912</text:p>
        </text:list-item>
        <text:list-item>
          <text:p text:style-name="P662">BR249076444618W</text:p>
        </text:list-item>
        <text:list-item>
          <text:p text:style-name="P663">BR241954243967V</text:p>
        </text:list-item>
        <text:list-item>
          <text:p text:style-name="P664">BR242544240374E</text:p>
        </text:list-item>
        <text:list-item>
          <text:p text:style-name="P665">BR2451642596814</text:p>
        </text:list-item>
        <text:list-item>
          <text:p text:style-name="P666">BR249060985702U</text:p>
        </text:list-item>
        <text:list-item>
          <text:p text:style-name="P667">BR249925889965R</text:p>
        </text:list-item>
        <text:list-item>
          <text:p text:style-name="P668">BR2486927410287</text:p>
        </text:list-item>
        <text:list-item>
          <text:p text:style-name="P669">BR2426042124441</text:p>
        </text:list-item>
        <text:list-item>
          <text:p text:style-name="P670">BR2421395859996</text:p>
        </text:list-item>
        <text:list-item>
          <text:p text:style-name="P671">BR2479140957534</text:p>
        </text:list-item>
        <text:list-item>
          <text:p text:style-name="P672">BR2488022237741</text:p>
        </text:list-item>
        <text:list-item>
          <text:p text:style-name="P673">BR244594355387V</text:p>
        </text:list-item>
        <text:list-item>
          <text:p text:style-name="P674">BR249678992193W</text:p>
        </text:list-item>
        <text:list-item>
          <text:p text:style-name="P675">BR249845890908Q</text:p>
        </text:list-item>
        <text:list-item>
          <text:p text:style-name="P676">BR2496006448420</text:p>
        </text:list-item>
        <text:list-item>
          <text:p text:style-name="P677">BR249533978013E</text:p>
        </text:list-item>
        <text:list-item>
          <text:p text:style-name="P678">BR247697922032M</text:p>
        </text:list-item>
        <text:list-item>
          <text:p text:style-name="P679">BR240147191325B</text:p>
        </text:list-item>
        <text:list-item>
          <text:p text:style-name="P680">BR2450732966306</text:p>
        </text:list-item>
        <text:list-item>
          <text:p text:style-name="P681">BR2425356664528</text:p>
        </text:list-item>
        <text:list-item>
          <text:p text:style-name="P682">BR243715078004Z</text:p>
        </text:list-item>
        <text:list-item>
          <text:p text:style-name="P683">BR247783106861H</text:p>
        </text:list-item>
        <text:list-item>
          <text:p text:style-name="P684">BR247490148397A</text:p>
        </text:list-item>
        <text:list-item>
          <text:p text:style-name="P685">BR2465989693462</text:p>
        </text:list-item>
        <text:list-item>
          <text:p text:style-name="P686">BR247976296566R</text:p>
        </text:list-item>
        <text:list-item>
          <text:p text:style-name="P687">BR249099875167A</text:p>
        </text:list-item>
        <text:list-item>
          <text:p text:style-name="P688">BR241333945654B</text:p>
        </text:list-item>
        <text:list-item>
          <text:p text:style-name="P689">BR2411537593197</text:p>
        </text:list-item>
        <text:list-item>
          <text:p text:style-name="P690">BR241066788412D</text:p>
        </text:list-item>
        <text:list-item>
          <text:p text:style-name="P691">BR2411338392979</text:p>
        </text:list-item>
        <text:list-item>
          <text:p text:style-name="P692">BR241398774203T</text:p>
        </text:list-item>
        <text:list-item>
          <text:p text:style-name="P693">BR2473950730729</text:p>
        </text:list-item>
        <text:list-item>
          <text:p text:style-name="P694">BR2446296523297</text:p>
        </text:list-item>
        <text:list-item>
          <text:p text:style-name="P695">BR248994362439C</text:p>
        </text:list-item>
        <text:list-item>
          <text:p text:style-name="P696">BR243175053378L</text:p>
        </text:list-item>
        <text:list-item>
          <text:p text:style-name="P697">BR247316029885I</text:p>
        </text:list-item>
        <text:list-item>
          <text:p text:style-name="P698">BR2447352985141</text:p>
        </text:list-item>
        <text:list-item>
          <text:p text:style-name="P699">BR241445967160A</text:p>
        </text:list-item>
        <text:list-item>
          <text:p text:style-name="P700">BR245834300251D</text:p>
        </text:list-item>
        <text:list-item>
          <text:p text:style-name="P701">BR248381142550D</text:p>
        </text:list-item>
        <text:list-item>
          <text:p text:style-name="P702">BR244677497528N</text:p>
        </text:list-item>
        <text:list-item>
          <text:p text:style-name="P703">BR249249032497F</text:p>
        </text:list-item>
        <text:list-item>
          <text:p text:style-name="P704">BR244769820983H</text:p>
        </text:list-item>
        <text:list-item>
          <text:p text:style-name="P705">BR2433712878296</text:p>
        </text:list-item>
        <text:list-item>
          <text:p text:style-name="P706">BR247269591085L</text:p>
        </text:list-item>
        <text:list-item>
          <text:p text:style-name="P707">BR246930925232O</text:p>
        </text:list-item>
        <text:list-item>
          <text:p text:style-name="P708">BR242215957374M</text:p>
        </text:list-item>
        <text:list-item>
          <text:p text:style-name="P709">BR2489515020782</text:p>
        </text:list-item>
        <text:list-item>
          <text:p text:style-name="P710">BR244485312158H</text:p>
        </text:list-item>
        <text:list-item>
          <text:p text:style-name="P711">BR2424830311137</text:p>
        </text:list-item>
        <text:list-item>
          <text:p text:style-name="P712">BR247325102204A</text:p>
        </text:list-item>
        <text:list-item>
          <text:p text:style-name="P713">BR242903462616D</text:p>
        </text:list-item>
        <text:list-item>
          <text:p text:style-name="P714">BR2436603159358</text:p>
        </text:list-item>
        <text:list-item>
          <text:p text:style-name="P715">BR248010474738G</text:p>
        </text:list-item>
        <text:list-item>
          <text:p text:style-name="P716">BR242938072690P</text:p>
        </text:list-item>
        <text:list-item>
          <text:p text:style-name="P717">BR2487867826443</text:p>
        </text:list-item>
        <text:list-item>
          <text:p text:style-name="P718">BR2499892596813</text:p>
        </text:list-item>
        <text:list-item>
          <text:p text:style-name="P719">BR2449588177895</text:p>
        </text:list-item>
        <text:list-item>
          <text:p text:style-name="P720">BR241768870744W</text:p>
        </text:list-item>
        <text:list-item>
          <text:p text:style-name="P721">BR2445535875547</text:p>
        </text:list-item>
        <text:list-item>
          <text:p text:style-name="P722">BR2465237478819</text:p>
        </text:list-item>
        <text:list-item>
          <text:p text:style-name="P723">BR244469326085C</text:p>
        </text:list-item>
        <text:list-item>
          <text:p text:style-name="P724">BR244615988253A</text:p>
        </text:list-item>
        <text:list-item>
          <text:p text:style-name="P725">BR2426457978339</text:p>
        </text:list-item>
        <text:list-item>
          <text:p text:style-name="P726">BR242816715873C</text:p>
        </text:list-item>
        <text:list-item>
          <text:p text:style-name="P727">BR2493598627335</text:p>
        </text:list-item>
        <text:list-item>
          <text:p text:style-name="P728">BR2425154759255</text:p>
        </text:list-item>
        <text:list-item>
          <text:p text:style-name="P729">BR2444691608526</text:p>
        </text:list-item>
        <text:list-item>
          <text:p text:style-name="P730">BR245951377191C</text:p>
        </text:list-item>
        <text:list-item>
          <text:p text:style-name="P731">BR2490994894578</text:p>
        </text:list-item>
        <text:list-item>
          <text:p text:style-name="P732">BR247063768726C</text:p>
        </text:list-item>
        <text:list-item>
          <text:p text:style-name="P733">BR243140374722F</text:p>
        </text:list-item>
        <text:list-item>
          <text:p text:style-name="P734">BR2400362074683</text:p>
        </text:list-item>
        <text:list-item>
          <text:p text:style-name="P735">BR248226834806X</text:p>
        </text:list-item>
        <text:list-item>
          <text:p text:style-name="P736">BR246530362471K</text:p>
        </text:list-item>
        <text:list-item>
          <text:p text:style-name="P737">BR2462972833071</text:p>
        </text:list-item>
        <text:list-item>
          <text:p text:style-name="P738">BR244627222710I</text:p>
        </text:list-item>
        <text:list-item>
          <text:p text:style-name="P739">BR245991451016V</text:p>
        </text:list-item>
        <text:list-item>
          <text:p text:style-name="P740">BR242358149072O</text:p>
        </text:list-item>
        <text:list-item>
          <text:p text:style-name="P741">BR243454518376L</text:p>
        </text:list-item>
        <text:list-item>
          <text:p text:style-name="P742">BR246785403776D</text:p>
        </text:list-item>
        <text:list-item>
          <text:p text:style-name="P743">BR243427721115E</text:p>
        </text:list-item>
        <text:list-item>
          <text:p text:style-name="P744">BR2464932760401</text:p>
        </text:list-item>
        <text:list-item>
          <text:p text:style-name="P745">BR245489058291V</text:p>
        </text:list-item>
        <text:list-item>
          <text:p text:style-name="P746">BR245332608721Z</text:p>
        </text:list-item>
        <text:list-item>
          <text:p text:style-name="P747">BR240237784902U</text:p>
        </text:list-item>
        <text:list-item>
          <text:p text:style-name="P748">BR249868145763U</text:p>
        </text:list-item>
        <text:list-item>
          <text:p text:style-name="P749">BR249147528518Y</text:p>
        </text:list-item>
        <text:list-item>
          <text:p text:style-name="P750">BR243414008118A</text:p>
        </text:list-item>
        <text:list-item>
          <text:p text:style-name="P751">BR2404884854779</text:p>
        </text:list-item>
        <text:list-item>
          <text:p text:style-name="P752">BR2406079710664</text:p>
        </text:list-item>
        <text:list-item>
          <text:p text:style-name="P753">BR241753527904C</text:p>
        </text:list-item>
        <text:list-item>
          <text:p text:style-name="P754">BR2432739717842</text:p>
        </text:list-item>
        <text:list-item>
          <text:p text:style-name="P755">BR248043638149Y</text:p>
        </text:list-item>
        <text:list-item>
          <text:p text:style-name="P756">BR2480642220539</text:p>
        </text:list-item>
        <text:list-item>
          <text:p text:style-name="P757">BR2430521451841</text:p>
        </text:list-item>
        <text:list-item>
          <text:p text:style-name="P758">BR241897783203Z</text:p>
        </text:list-item>
        <text:list-item>
          <text:p text:style-name="P759">BR241712002298U</text:p>
        </text:list-item>
        <text:list-item>
          <text:p text:style-name="P760">BR244775381433G</text:p>
        </text:list-item>
        <text:list-item>
          <text:p text:style-name="P761">BR244392111619F</text:p>
        </text:list-item>
        <text:list-item>
          <text:p text:style-name="P762">BR2431758279153</text:p>
        </text:list-item>
        <text:list-item>
          <text:p text:style-name="P763">BR2436937375283</text:p>
        </text:list-item>
        <text:list-item>
          <text:p text:style-name="P764">BR2431934213196</text:p>
        </text:list-item>
        <text:list-item>
          <text:p text:style-name="P765">BR246757110411Y</text:p>
        </text:list-item>
        <text:list-item>
          <text:p text:style-name="P766">BR244506786621A</text:p>
        </text:list-item>
        <text:list-item>
          <text:p text:style-name="P767">BR244919812588O</text:p>
        </text:list-item>
        <text:list-item>
          <text:p text:style-name="P768">BR245318012994G</text:p>
        </text:list-item>
        <text:list-item>
          <text:p text:style-name="P769">BR2438647661751</text:p>
        </text:list-item>
        <text:list-item>
          <text:p text:style-name="P770">BR245692087405U</text:p>
        </text:list-item>
        <text:list-item>
          <text:p text:style-name="P771">BR245568452604R</text:p>
        </text:list-item>
        <text:list-item>
          <text:p text:style-name="P772">BR2446901233694</text:p>
        </text:list-item>
        <text:list-item>
          <text:p text:style-name="P773">BR243352717456O</text:p>
        </text:list-item>
        <text:list-item>
          <text:p text:style-name="P774">BR2475280646436</text:p>
        </text:list-item>
        <text:list-item>
          <text:p text:style-name="P775">BR2422440302833</text:p>
        </text:list-item>
        <text:list-item>
          <text:p text:style-name="P776">BR248689889083C</text:p>
        </text:list-item>
        <text:list-item>
          <text:p text:style-name="P777">BR247163645787B</text:p>
        </text:list-item>
        <text:list-item>
          <text:p text:style-name="P778">BR2466705457506</text:p>
        </text:list-item>
        <text:list-item>
          <text:p text:style-name="P779">BR241684520259Z</text:p>
        </text:list-item>
        <text:list-item>
          <text:p text:style-name="P780">BR242578441105U</text:p>
        </text:list-item>
        <text:list-item>
          <text:p text:style-name="P781">BR244290725308R</text:p>
        </text:list-item>
        <text:list-item>
          <text:p text:style-name="P782">BR243721907091D</text:p>
        </text:list-item>
        <text:list-item>
          <text:p text:style-name="P783">BR245209947722B</text:p>
        </text:list-item>
        <text:list-item>
          <text:p text:style-name="P784">BR247711487342X</text:p>
        </text:list-item>
        <text:list-item>
          <text:p text:style-name="P785">BR242985391619O</text:p>
        </text:list-item>
        <text:list-item>
          <text:p text:style-name="P786">BR2436306105211</text:p>
        </text:list-item>
        <text:list-item>
          <text:p text:style-name="P787">BR243184728365U</text:p>
        </text:list-item>
        <text:list-item>
          <text:p text:style-name="P788">BR245785204660L</text:p>
        </text:list-item>
        <text:list-item>
          <text:p text:style-name="P789">BR241115063300V</text:p>
        </text:list-item>
        <text:list-item>
          <text:p text:style-name="P790">BR2478192053340</text:p>
        </text:list-item>
        <text:list-item>
          <text:p text:style-name="P791">BR241398940454Q</text:p>
        </text:list-item>
        <text:list-item>
          <text:p text:style-name="P792">BR2411704599395</text:p>
        </text:list-item>
        <text:list-item>
          <text:p text:style-name="P793">BR2449749377256</text:p>
        </text:list-item>
        <text:list-item>
          <text:p text:style-name="P794">BR249331199595G</text:p>
        </text:list-item>
        <text:list-item>
          <text:p text:style-name="P795">BR245287610927L</text:p>
        </text:list-item>
        <text:list-item>
          <text:p text:style-name="P796">BR249249095343C</text:p>
        </text:list-item>
        <text:list-item>
          <text:p text:style-name="P797">BR2430654407917</text:p>
        </text:list-item>
        <text:list-item>
          <text:p text:style-name="P798">BR244719685781E</text:p>
        </text:list-item>
        <text:list-item>
          <text:p text:style-name="P799">BR2408443614348</text:p>
        </text:list-item>
        <text:list-item>
          <text:p text:style-name="P800">BR2418021651994</text:p>
        </text:list-item>
        <text:list-item>
          <text:p text:style-name="P801">BR2430269196475</text:p>
        </text:list-item>
        <text:list-item>
          <text:p text:style-name="P802">BR248833828849G</text:p>
        </text:list-item>
        <text:list-item>
          <text:p text:style-name="P803">BR248595084337F</text:p>
        </text:list-item>
        <text:list-item>
          <text:p text:style-name="P804">BR244915206059Z</text:p>
        </text:list-item>
        <text:list-item>
          <text:p text:style-name="P805">BR2470892024470</text:p>
        </text:list-item>
        <text:list-item>
          <text:p text:style-name="P806">BR243159212063Y</text:p>
        </text:list-item>
        <text:list-item>
          <text:p text:style-name="P807">BR241548401298S</text:p>
        </text:list-item>
        <text:list-item>
          <text:p text:style-name="P808">BR247122703722B</text:p>
        </text:list-item>
        <text:list-item>
          <text:p text:style-name="P809">BR247945871989I</text:p>
        </text:list-item>
        <text:list-item>
          <text:p text:style-name="P810">BR244601369307A</text:p>
        </text:list-item>
        <text:list-item>
          <text:p text:style-name="P811">BR2432248419510</text:p>
        </text:list-item>
        <text:list-item>
          <text:p text:style-name="P812">BR247873723252F</text:p>
        </text:list-item>
        <text:list-item>
          <text:p text:style-name="P813">BR241131939434Q</text:p>
        </text:list-item>
        <text:list-item>
          <text:p text:style-name="P814">BR2414433744500</text:p>
        </text:list-item>
        <text:list-item>
          <text:p text:style-name="P815">BR244784376210Z</text:p>
        </text:list-item>
        <text:list-item>
          <text:p text:style-name="P816">BR247910548406B</text:p>
        </text:list-item>
        <text:list-item>
          <text:p text:style-name="P817">BR243645894350D</text:p>
        </text:list-item>
        <text:list-item>
          <text:p text:style-name="P818">BR2420941506857</text:p>
        </text:list-item>
        <text:list-item>
          <text:p text:style-name="P819">BR248974229870H</text:p>
        </text:list-item>
        <text:list-item>
          <text:p text:style-name="P820">BR241086951707X</text:p>
        </text:list-item>
        <text:list-item>
          <text:p text:style-name="P821">BR2447228429702</text:p>
        </text:list-item>
        <text:list-item>
          <text:p text:style-name="P822">BR248145208979F</text:p>
        </text:list-item>
        <text:list-item>
          <text:p text:style-name="P823">BR247612292593Y</text:p>
        </text:list-item>
        <text:list-item>
          <text:p text:style-name="P824">BR2443264976032</text:p>
        </text:list-item>
        <text:list-item>
          <text:p text:style-name="P825">BR2447519940803</text:p>
        </text:list-item>
        <text:list-item>
          <text:p text:style-name="P826">BR245275932245Z</text:p>
        </text:list-item>
        <text:list-item>
          <text:p text:style-name="P827">BR2482376799134</text:p>
        </text:list-item>
        <text:list-item>
          <text:p text:style-name="P828">BR240575694400U</text:p>
        </text:list-item>
        <text:list-item>
          <text:p text:style-name="P829">BR240868408235V</text:p>
        </text:list-item>
        <text:list-item>
          <text:p text:style-name="P830">BR243225127097Z</text:p>
        </text:list-item>
        <text:list-item>
          <text:p text:style-name="P831">BR247961985081Z</text:p>
        </text:list-item>
        <text:list-item>
          <text:p text:style-name="P832">BR247937729677A</text:p>
        </text:list-item>
        <text:list-item>
          <text:p text:style-name="P833">BR2449970283408</text:p>
        </text:list-item>
        <text:list-item>
          <text:p text:style-name="P834">BR246000742473D</text:p>
        </text:list-item>
        <text:list-item>
          <text:p text:style-name="P835">BR241136208976E</text:p>
        </text:list-item>
        <text:list-item>
          <text:p text:style-name="P836">BR240622077684K</text:p>
        </text:list-item>
        <text:list-item>
          <text:p text:style-name="P837">BR2420214172625</text:p>
        </text:list-item>
        <text:list-item>
          <text:p text:style-name="P838">BR2404267349730</text:p>
        </text:list-item>
        <text:list-item>
          <text:p text:style-name="P839">BR249849916135Y</text:p>
        </text:list-item>
        <text:list-item>
          <text:p text:style-name="P840">BR2423326856655</text:p>
        </text:list-item>
        <text:list-item>
          <text:p text:style-name="P841">BR248680780481I</text:p>
        </text:list-item>
        <text:list-item>
          <text:p text:style-name="P842">BR241129916255H</text:p>
        </text:list-item>
        <text:list-item>
          <text:p text:style-name="P843">BR249062955758C</text:p>
        </text:list-item>
        <text:list-item>
          <text:p text:style-name="P844">BR241855930080F</text:p>
        </text:list-item>
        <text:list-item>
          <text:p text:style-name="P845">BR2496345894730</text:p>
        </text:list-item>
        <text:list-item>
          <text:p text:style-name="P846">BR247379698868F</text:p>
        </text:list-item>
        <text:list-item>
          <text:p text:style-name="P847">BR245213364157A</text:p>
        </text:list-item>
        <text:list-item>
          <text:p text:style-name="P848">BR247098519519Z</text:p>
        </text:list-item>
        <text:list-item>
          <text:p text:style-name="P849">BR247194083854B</text:p>
        </text:list-item>
        <text:list-item>
          <text:p text:style-name="P850">BR2475813305620</text:p>
        </text:list-item>
        <text:list-item>
          <text:p text:style-name="P851">BR2401589911522</text:p>
        </text:list-item>
        <text:list-item>
          <text:p text:style-name="P852">BR2414680720056</text:p>
        </text:list-item>
        <text:list-item>
          <text:p text:style-name="P853">BR240161433064W</text:p>
        </text:list-item>
        <text:list-item>
          <text:p text:style-name="P854">BR249946759578X</text:p>
        </text:list-item>
        <text:list-item>
          <text:p text:style-name="P855">BR248807453361S</text:p>
        </text:list-item>
        <text:list-item>
          <text:p text:style-name="P856">BR2433074170318</text:p>
        </text:list-item>
        <text:list-item>
          <text:p text:style-name="P857">BR247472240111L</text:p>
        </text:list-item>
        <text:list-item>
          <text:p text:style-name="P858">BR2471330192103</text:p>
        </text:list-item>
        <text:list-item>
          <text:p text:style-name="P859">BR248352111680O</text:p>
        </text:list-item>
        <text:list-item>
          <text:p text:style-name="P860">BR248788799094T</text:p>
        </text:list-item>
        <text:list-item>
          <text:p text:style-name="P861">BR242797999383G</text:p>
        </text:list-item>
        <text:list-item>
          <text:p text:style-name="P862">BR2433098481662</text:p>
        </text:list-item>
        <text:list-item>
          <text:p text:style-name="P863">BR2434229098465</text:p>
        </text:list-item>
        <text:list-item>
          <text:p text:style-name="P864">BR243772528768B</text:p>
        </text:list-item>
        <text:list-item>
          <text:p text:style-name="P865">BR2403115195676</text:p>
        </text:list-item>
        <text:list-item>
          <text:p text:style-name="P866">BR248567768880G</text:p>
        </text:list-item>
        <text:list-item>
          <text:p text:style-name="P867">BR240076643638Z</text:p>
        </text:list-item>
        <text:list-item>
          <text:p text:style-name="P868">BR245369163953D</text:p>
        </text:list-item>
        <text:list-item>
          <text:p text:style-name="P869">BR2413978529448</text:p>
        </text:list-item>
        <text:list-item>
          <text:p text:style-name="P870">BR241781142660Z</text:p>
        </text:list-item>
        <text:list-item>
          <text:p text:style-name="P871">BR2493326775816</text:p>
        </text:list-item>
        <text:list-item>
          <text:p text:style-name="P872">BR242129673743U</text:p>
        </text:list-item>
        <text:list-item>
          <text:p text:style-name="P873">BR2412524155422</text:p>
        </text:list-item>
        <text:list-item>
          <text:p text:style-name="P874">BR2467356075985</text:p>
        </text:list-item>
        <text:list-item>
          <text:p text:style-name="P875">BR243223166179Y</text:p>
        </text:list-item>
        <text:list-item>
          <text:p text:style-name="P876">BR242086809948D</text:p>
        </text:list-item>
        <text:list-item>
          <text:p text:style-name="P877">BR245016226581M</text:p>
        </text:list-item>
        <text:list-item>
          <text:p text:style-name="P878">BR244017973943Z</text:p>
        </text:list-item>
        <text:list-item>
          <text:p text:style-name="P879">BR241269461899Q</text:p>
        </text:list-item>
        <text:list-item>
          <text:p text:style-name="P880">BR242055191855X</text:p>
        </text:list-item>
        <text:list-item>
          <text:p text:style-name="P881">BR2472240473633</text:p>
        </text:list-item>
        <text:list-item>
          <text:p text:style-name="P882">BR2492661895080</text:p>
        </text:list-item>
        <text:list-item>
          <text:p text:style-name="P883">BR2451820892772</text:p>
        </text:list-item>
        <text:list-item>
          <text:p text:style-name="P884">BR249846916410V</text:p>
        </text:list-item>
        <text:list-item>
          <text:p text:style-name="P885">BR2495409372577</text:p>
        </text:list-item>
        <text:list-item>
          <text:p text:style-name="P886">BR2407432967411</text:p>
        </text:list-item>
        <text:list-item>
          <text:p text:style-name="P887">BR2433463936002</text:p>
        </text:list-item>
        <text:list-item>
          <text:p text:style-name="P888">BR240679411629W</text:p>
        </text:list-item>
        <text:list-item>
          <text:p text:style-name="P889">BR248254496780U</text:p>
        </text:list-item>
        <text:list-item>
          <text:p text:style-name="P890">BR246559490300U</text:p>
        </text:list-item>
        <text:list-item>
          <text:p text:style-name="P891">BR2416405592713</text:p>
        </text:list-item>
        <text:list-item>
          <text:p text:style-name="P892">BR246644931169R</text:p>
        </text:list-item>
        <text:list-item>
          <text:p text:style-name="P893">BR249105593774Y</text:p>
        </text:list-item>
        <text:list-item>
          <text:p text:style-name="P894">BR247212368811K</text:p>
        </text:list-item>
        <text:list-item>
          <text:p text:style-name="P895">BR2459699884669</text:p>
        </text:list-item>
        <text:list-item>
          <text:p text:style-name="P896">BR248563119198L</text:p>
        </text:list-item>
        <text:list-item>
          <text:p text:style-name="P897">BR243375067990Y</text:p>
        </text:list-item>
        <text:list-item>
          <text:p text:style-name="P898">BR2477704543681</text:p>
        </text:list-item>
        <text:list-item>
          <text:p text:style-name="P899">BR241092613933Y</text:p>
        </text:list-item>
        <text:list-item>
          <text:p text:style-name="P900">BR246171321002T</text:p>
        </text:list-item>
        <text:list-item>
          <text:p text:style-name="P901">BR241227193210T</text:p>
        </text:list-item>
        <text:list-item>
          <text:p text:style-name="P902">BR240349756878T</text:p>
        </text:list-item>
        <text:list-item>
          <text:p text:style-name="P903">BR247584718888X</text:p>
        </text:list-item>
        <text:list-item>
          <text:p text:style-name="P904">BR241049974390N</text:p>
        </text:list-item>
        <text:list-item>
          <text:p text:style-name="P905">BR241409370252V</text:p>
        </text:list-item>
        <text:list-item>
          <text:p text:style-name="P906">BR243276507530I</text:p>
        </text:list-item>
        <text:list-item>
          <text:p text:style-name="P907">BR241093144027R</text:p>
        </text:list-item>
        <text:list-item>
          <text:p text:style-name="P908">BR2440918287263</text:p>
        </text:list-item>
        <text:list-item>
          <text:p text:style-name="P909">BR242979570510O</text:p>
        </text:list-item>
        <text:list-item>
          <text:p text:style-name="P910">BR2407482455072</text:p>
        </text:list-item>
        <text:list-item>
          <text:p text:style-name="P911">BR2458441647985</text:p>
        </text:list-item>
        <text:list-item>
          <text:p text:style-name="P912">BR2435027896121</text:p>
        </text:list-item>
        <text:list-item>
          <text:p text:style-name="P913">BR240142077585F</text:p>
        </text:list-item>
        <text:list-item>
          <text:p text:style-name="P914">BR249156148192D</text:p>
        </text:list-item>
        <text:list-item>
          <text:p text:style-name="P915">BR2447640307862</text:p>
        </text:list-item>
        <text:list-item>
          <text:p text:style-name="P916">BR244999385467J</text:p>
        </text:list-item>
        <text:list-item>
          <text:p text:style-name="P917">BR248512898362W</text:p>
        </text:list-item>
        <text:list-item>
          <text:p text:style-name="P918">BR2484177808250</text:p>
        </text:list-item>
        <text:list-item>
          <text:p text:style-name="P919">BR2487142949322</text:p>
        </text:list-item>
        <text:list-item>
          <text:p text:style-name="P920">BR243498899366Y</text:p>
        </text:list-item>
        <text:list-item>
          <text:p text:style-name="P921">BR244323719745R</text:p>
        </text:list-item>
        <text:list-item>
          <text:p text:style-name="P922">BR2468071990729</text:p>
        </text:list-item>
        <text:list-item>
          <text:p text:style-name="P923">BR248394252335A</text:p>
        </text:list-item>
        <text:list-item>
          <text:p text:style-name="P924">BR249069310688Q</text:p>
        </text:list-item>
        <text:list-item>
          <text:p text:style-name="P925">BR246926986200M</text:p>
        </text:list-item>
        <text:list-item>
          <text:p text:style-name="P926">BR247813063356E</text:p>
        </text:list-item>
        <text:list-item>
          <text:p text:style-name="P927">BR244746513511D</text:p>
        </text:list-item>
        <text:list-item>
          <text:p text:style-name="P928">BR245864779194L</text:p>
        </text:list-item>
        <text:list-item>
          <text:p text:style-name="P929">BR2460935831494</text:p>
        </text:list-item>
        <text:list-item>
          <text:p text:style-name="P930">BR240241309375U</text:p>
        </text:list-item>
        <text:list-item>
          <text:p text:style-name="P931">BR242407761819T</text:p>
        </text:list-item>
        <text:list-item>
          <text:p text:style-name="P932">BR2438165885262</text:p>
        </text:list-item>
        <text:list-item>
          <text:p text:style-name="P933">BR2469735754776</text:p>
        </text:list-item>
        <text:list-item>
          <text:p text:style-name="P934">BR2487969867529</text:p>
        </text:list-item>
        <text:list-item>
          <text:p text:style-name="P935">BR241691520476Z</text:p>
        </text:list-item>
        <text:list-item>
          <text:p text:style-name="P936">BR2425541941524</text:p>
        </text:list-item>
        <text:list-item>
          <text:p text:style-name="P937">BR248723265756C</text:p>
        </text:list-item>
        <text:list-item>
          <text:p text:style-name="P938">BR2422119679906</text:p>
        </text:list-item>
        <text:list-item>
          <text:p text:style-name="P939">BR241594449753O</text:p>
        </text:list-item>
        <text:list-item>
          <text:p text:style-name="P940">BR241432899751Q</text:p>
        </text:list-item>
        <text:list-item>
          <text:p text:style-name="P941">BR2462939245044</text:p>
        </text:list-item>
        <text:list-item>
          <text:p text:style-name="P942">BR2477588371199</text:p>
        </text:list-item>
        <text:list-item>
          <text:p text:style-name="P943">BR246828020604W</text:p>
        </text:list-item>
        <text:list-item>
          <text:p text:style-name="P944">BR246888783515N</text:p>
        </text:list-item>
        <text:list-item>
          <text:p text:style-name="P945">BR2469096020361</text:p>
        </text:list-item>
        <text:list-item>
          <text:p text:style-name="P946">BR240953233006T</text:p>
        </text:list-item>
        <text:list-item>
          <text:p text:style-name="P947">BR246943263510A</text:p>
        </text:list-item>
        <text:list-item>
          <text:p text:style-name="P948">BR2426125851332</text:p>
        </text:list-item>
        <text:list-item>
          <text:p text:style-name="P949">BR242861616087T</text:p>
        </text:list-item>
        <text:list-item>
          <text:p text:style-name="P950">BR243803522206S</text:p>
        </text:list-item>
        <text:list-item>
          <text:p text:style-name="P951">BR247941567629P</text:p>
        </text:list-item>
        <text:list-item>
          <text:p text:style-name="P952">BR240610084939P</text:p>
        </text:list-item>
        <text:list-item>
          <text:p text:style-name="P953">BR244341023495S</text:p>
        </text:list-item>
        <text:list-item>
          <text:p text:style-name="P954">BR243548363945W</text:p>
        </text:list-item>
        <text:list-item>
          <text:p text:style-name="P955">BR241888409603T</text:p>
        </text:list-item>
        <text:list-item>
          <text:p text:style-name="P956">BR2455462965764</text:p>
        </text:list-item>
        <text:list-item>
          <text:p text:style-name="P957">BR2423699833987</text:p>
        </text:list-item>
        <text:list-item>
          <text:p text:style-name="P958">BR249028658655T</text:p>
        </text:list-item>
        <text:list-item>
          <text:p text:style-name="P959">BR242237924446S</text:p>
        </text:list-item>
        <text:list-item>
          <text:p text:style-name="P960">BR2440782100075</text:p>
        </text:list-item>
        <text:list-item>
          <text:p text:style-name="P961">BR242031921169J</text:p>
        </text:list-item>
        <text:list-item>
          <text:p text:style-name="P962">BR242030761259G</text:p>
        </text:list-item>
        <text:list-item>
          <text:p text:style-name="P963">BR247390651789B</text:p>
        </text:list-item>
        <text:list-item>
          <text:p text:style-name="P964">BR2458917322164</text:p>
        </text:list-item>
        <text:list-item>
          <text:p text:style-name="P965">BR2414151789132</text:p>
        </text:list-item>
        <text:list-item>
          <text:p text:style-name="P966">BR2460712219235</text:p>
        </text:list-item>
        <text:list-item>
          <text:p text:style-name="P967">BR2447538857535</text:p>
        </text:list-item>
        <text:list-item>
          <text:p text:style-name="P968">BR2463879627240</text:p>
        </text:list-item>
        <text:list-item>
          <text:p text:style-name="P969">BR245741791488X</text:p>
        </text:list-item>
        <text:list-item>
          <text:p text:style-name="P970">BR247002173340X</text:p>
        </text:list-item>
        <text:list-item>
          <text:p text:style-name="P971">BR2484284970195</text:p>
        </text:list-item>
        <text:list-item>
          <text:p text:style-name="P972">BR245521611980C</text:p>
        </text:list-item>
        <text:list-item>
          <text:p text:style-name="P973">BR244873405904T</text:p>
        </text:list-item>
        <text:list-item>
          <text:p text:style-name="P974">BR2437635564375</text:p>
        </text:list-item>
        <text:list-item>
          <text:p text:style-name="P975">BR2415654431900</text:p>
        </text:list-item>
        <text:list-item>
          <text:p text:style-name="P976">BR248774197980E</text:p>
        </text:list-item>
        <text:list-item>
          <text:p text:style-name="P977">BR242598665328V</text:p>
        </text:list-item>
        <text:list-item>
          <text:p text:style-name="P978">BR241170002711X</text:p>
        </text:list-item>
        <text:list-item>
          <text:p text:style-name="P979">BR2450382627793</text:p>
        </text:list-item>
        <text:list-item>
          <text:p text:style-name="P980">BR2435325688056</text:p>
        </text:list-item>
        <text:list-item>
          <text:p text:style-name="P981">BR242624581791T</text:p>
        </text:list-item>
        <text:list-item>
          <text:p text:style-name="P982">BR248506066534A</text:p>
        </text:list-item>
        <text:list-item>
          <text:p text:style-name="P983">BR249556362091J</text:p>
        </text:list-item>
        <text:list-item>
          <text:p text:style-name="P984">BR2469824760679</text:p>
        </text:list-item>
        <text:list-item>
          <text:p text:style-name="P985">BR248923239518F</text:p>
        </text:list-item>
        <text:list-item>
          <text:p text:style-name="P986">BR240572144922R</text:p>
        </text:list-item>
        <text:list-item>
          <text:p text:style-name="P987">BR242773720032W</text:p>
        </text:list-item>
        <text:list-item>
          <text:p text:style-name="P988">BR2433674510441</text:p>
        </text:list-item>
        <text:list-item>
          <text:p text:style-name="P989">BR247618511819N</text:p>
        </text:list-item>
        <text:list-item>
          <text:p text:style-name="P990">BR246572885716U</text:p>
        </text:list-item>
        <text:list-item>
          <text:p text:style-name="P991">BR248797689690C</text:p>
        </text:list-item>
        <text:list-item>
          <text:p text:style-name="P992">BR2429510652512</text:p>
        </text:list-item>
        <text:list-item>
          <text:p text:style-name="P993">BR2439492185521</text:p>
        </text:list-item>
        <text:list-item>
          <text:p text:style-name="P994">BR2400115693053</text:p>
        </text:list-item>
        <text:list-item>
          <text:p text:style-name="P995">BR242657658001C</text:p>
        </text:list-item>
        <text:list-item>
          <text:p text:style-name="P996">BR249880940649I</text:p>
        </text:list-item>
        <text:list-item>
          <text:p text:style-name="P997">BR243861271569G</text:p>
        </text:list-item>
        <text:list-item>
          <text:p text:style-name="P998">BR2492394745572</text:p>
        </text:list-item>
        <text:list-item>
          <text:p text:style-name="P999">BR241394710945B</text:p>
        </text:list-item>
        <text:list-item>
          <text:p text:style-name="P1000">BR2454647056576</text:p>
        </text:list-item>
        <text:list-item>
          <text:p text:style-name="P1001">BR242262599038D</text:p>
        </text:list-item>
        <text:list-item>
          <text:p text:style-name="P1002">BR240389147466S</text:p>
        </text:list-item>
        <text:list-item>
          <text:p text:style-name="P1003">BR249641594504V</text:p>
        </text:list-item>
        <text:list-item>
          <text:p text:style-name="P1004">BR244177390198S</text:p>
        </text:list-item>
        <text:list-item>
          <text:p text:style-name="P1005">BR2430927120167</text:p>
        </text:list-item>
        <text:list-item>
          <text:p text:style-name="P1006">BR242291368859V</text:p>
        </text:list-item>
        <text:list-item>
          <text:p text:style-name="P1007">BR240103577088G</text:p>
        </text:list-item>
        <text:list-item>
          <text:p text:style-name="P1008">BR2458744850249</text:p>
        </text:list-item>
        <text:list-item>
          <text:p text:style-name="P1009">BR2480341143324</text:p>
        </text:list-item>
        <text:list-item>
          <text:p text:style-name="P1010">BR242029731709S</text:p>
        </text:list-item>
        <text:list-item>
          <text:p text:style-name="P1011">BR240087841234L</text:p>
        </text:list-item>
        <text:list-item>
          <text:p text:style-name="P1012">BR2425387581197</text:p>
        </text:list-item>
        <text:list-item>
          <text:p text:style-name="P1013">BR242898691484V</text:p>
        </text:list-item>
        <text:list-item>
          <text:p text:style-name="P1014">BR2493797633621</text:p>
        </text:list-item>
        <text:list-item>
          <text:p text:style-name="P1015">BR242613031881J</text:p>
        </text:list-item>
        <text:list-item>
          <text:p text:style-name="P1016">BR2433364803422</text:p>
        </text:list-item>
        <text:list-item>
          <text:p text:style-name="P1017">BR2490461847715</text:p>
        </text:list-item>
        <text:list-item>
          <text:p text:style-name="P1018">BR246633351082V</text:p>
        </text:list-item>
        <text:list-item>
          <text:p text:style-name="P1019">BR249680562719X</text:p>
        </text:list-item>
        <text:list-item>
          <text:p text:style-name="P1020">BR244439135071H</text:p>
        </text:list-item>
        <text:list-item>
          <text:p text:style-name="P1021">BR246055723984K</text:p>
        </text:list-item>
        <text:list-item>
          <text:p text:style-name="P1022">BR2444534117660</text:p>
        </text:list-item>
        <text:list-item>
          <text:p text:style-name="P1023">BR2497790634155</text:p>
        </text:list-item>
        <text:list-item>
          <text:p text:style-name="P1024">BR2457259457478</text:p>
        </text:list-item>
        <text:list-item>
          <text:p text:style-name="P1025">BR2484230574589</text:p>
        </text:list-item>
        <text:list-item>
          <text:p text:style-name="P1026">BR243706975906Z</text:p>
        </text:list-item>
        <text:list-item>
          <text:p text:style-name="P1027">BR240221194155B</text:p>
        </text:list-item>
        <text:list-item>
          <text:p text:style-name="P1028">BR241189930484Z</text:p>
        </text:list-item>
        <text:list-item>
          <text:p text:style-name="P1029">BR2482236411770</text:p>
        </text:list-item>
        <text:list-item>
          <text:p text:style-name="P1030">BR248350008865D</text:p>
        </text:list-item>
        <text:list-item>
          <text:p text:style-name="P1031">BR245990701543D</text:p>
        </text:list-item>
        <text:list-item>
          <text:p text:style-name="P1032">BR2489154575432</text:p>
        </text:list-item>
        <text:list-item>
          <text:p text:style-name="P1033">BR2453815984183</text:p>
        </text:list-item>
        <text:list-item>
          <text:p text:style-name="P1034">BR241756445980X</text:p>
        </text:list-item>
        <text:list-item>
          <text:p text:style-name="P1035">BR2448923497918</text:p>
        </text:list-item>
        <text:list-item>
          <text:p text:style-name="P1036">BR249356837918W</text:p>
        </text:list-item>
        <text:list-item>
          <text:p text:style-name="P1037">BR247606235477F</text:p>
        </text:list-item>
        <text:list-item>
          <text:p text:style-name="P1038">BR2473018223524</text:p>
        </text:list-item>
        <text:list-item>
          <text:p text:style-name="P1039">BR2430775192241</text:p>
        </text:list-item>
        <text:list-item>
          <text:p text:style-name="P1040">BR246016876844H</text:p>
        </text:list-item>
        <text:list-item>
          <text:p text:style-name="P1041">BR240968642472C</text:p>
        </text:list-item>
        <text:list-item>
          <text:p text:style-name="P1042">BR245266115594W</text:p>
        </text:list-item>
        <text:list-item>
          <text:p text:style-name="P1043">BR247476822106U</text:p>
        </text:list-item>
        <text:list-item>
          <text:p text:style-name="P1044">BR241013963011T</text:p>
        </text:list-item>
        <text:list-item>
          <text:p text:style-name="P1045">BR2433085703323</text:p>
        </text:list-item>
        <text:list-item>
          <text:p text:style-name="P1046">BR2455782644556</text:p>
        </text:list-item>
        <text:list-item>
          <text:p text:style-name="P1047">BR249487022150V</text:p>
        </text:list-item>
        <text:list-item>
          <text:p text:style-name="P1048">BR247346834863X</text:p>
        </text:list-item>
        <text:list-item>
          <text:p text:style-name="P1049">BR2499033693048</text:p>
        </text:list-item>
        <text:list-item>
          <text:p text:style-name="P1050">BR2410480976035</text:p>
        </text:list-item>
        <text:list-item>
          <text:p text:style-name="P1051">BR2454447769547</text:p>
        </text:list-item>
        <text:list-item>
          <text:p text:style-name="P1052">BR243450543433Y</text:p>
        </text:list-item>
        <text:list-item>
          <text:p text:style-name="P1053">BR2441475130165</text:p>
        </text:list-item>
        <text:list-item>
          <text:p text:style-name="P1054">BR240591058323V</text:p>
        </text:list-item>
        <text:list-item>
          <text:p text:style-name="P1055">BR244100108304X</text:p>
        </text:list-item>
        <text:list-item>
          <text:p text:style-name="P1056">BR240600713418W</text:p>
        </text:list-item>
        <text:list-item>
          <text:p text:style-name="P1057">BR2462685670755</text:p>
        </text:list-item>
        <text:list-item>
          <text:p text:style-name="P1058">BR240924984850Y</text:p>
        </text:list-item>
        <text:list-item>
          <text:p text:style-name="P1059">BR247991234116X</text:p>
        </text:list-item>
        <text:list-item>
          <text:p text:style-name="P1060">BR249365045124J</text:p>
        </text:list-item>
        <text:list-item>
          <text:p text:style-name="P1061">BR248809273691S</text:p>
        </text:list-item>
        <text:list-item>
          <text:p text:style-name="P1062">BR248659180951U</text:p>
        </text:list-item>
        <text:list-item>
          <text:p text:style-name="P1063">BR2490233993860</text:p>
        </text:list-item>
        <text:list-item>
          <text:p text:style-name="P1064">BR2430407211833</text:p>
        </text:list-item>
        <text:list-item>
          <text:p text:style-name="P1065">BR2476755272777</text:p>
        </text:list-item>
        <text:list-item>
          <text:p text:style-name="P1066">BR244968585193F</text:p>
        </text:list-item>
        <text:list-item>
          <text:p text:style-name="P1067">BR2455678241549</text:p>
        </text:list-item>
        <text:list-item>
          <text:p text:style-name="P1068">BR244406676144M</text:p>
        </text:list-item>
        <text:list-item>
          <text:p text:style-name="P1069">BR2444033608766</text:p>
        </text:list-item>
        <text:list-item>
          <text:p text:style-name="P1070">BR2447286097388</text:p>
        </text:list-item>
        <text:list-item>
          <text:p text:style-name="P1071">BR2480055055470</text:p>
        </text:list-item>
        <text:list-item>
          <text:p text:style-name="P1072">BR243379996669C</text:p>
        </text:list-item>
        <text:list-item>
          <text:p text:style-name="P1073">BR243332048641A</text:p>
        </text:list-item>
        <text:list-item>
          <text:p text:style-name="P1074">BR242018638903B</text:p>
        </text:list-item>
        <text:list-item>
          <text:p text:style-name="P1075">BR246071229795F</text:p>
        </text:list-item>
        <text:list-item>
          <text:p text:style-name="P1076">BR241793190835Z</text:p>
        </text:list-item>
        <text:list-item>
          <text:p text:style-name="P1077">BR249018215940G</text:p>
        </text:list-item>
        <text:list-item>
          <text:p text:style-name="P1078">BR2450904852486</text:p>
        </text:list-item>
        <text:list-item>
          <text:p text:style-name="P1079">BR245229201668U</text:p>
        </text:list-item>
        <text:list-item>
          <text:p text:style-name="P1080">BR2476545975786</text:p>
        </text:list-item>
        <text:list-item>
          <text:p text:style-name="P1081">BR244569950524X</text:p>
        </text:list-item>
        <text:list-item>
          <text:p text:style-name="P1082">BR2430579010739</text:p>
        </text:list-item>
        <text:list-item>
          <text:p text:style-name="P1083">BR242688364210D</text:p>
        </text:list-item>
        <text:list-item>
          <text:p text:style-name="P1084">BR240475474805C</text:p>
        </text:list-item>
        <text:list-item>
          <text:p text:style-name="P1085">BR2457984831025</text:p>
        </text:list-item>
        <text:list-item>
          <text:p text:style-name="P1086">BR2418702721272</text:p>
        </text:list-item>
        <text:list-item>
          <text:p text:style-name="P1087">BR241046859901L</text:p>
        </text:list-item>
        <text:list-item>
          <text:p text:style-name="P1088">BR2483503137503</text:p>
        </text:list-item>
        <text:list-item>
          <text:p text:style-name="P1089">BR243886347382X</text:p>
        </text:list-item>
        <text:list-item>
          <text:p text:style-name="P1090">BR244696747001P</text:p>
        </text:list-item>
        <text:list-item>
          <text:p text:style-name="P1091">BR2419626687763</text:p>
        </text:list-item>
        <text:list-item>
          <text:p text:style-name="P1092">BR248565376524D</text:p>
        </text:list-item>
        <text:list-item>
          <text:p text:style-name="P1093">BR242502327862T</text:p>
        </text:list-item>
        <text:list-item>
          <text:p text:style-name="P1094">BR246407662465T</text:p>
        </text:list-item>
        <text:list-item>
          <text:p text:style-name="P1095">BR243212709023C</text:p>
        </text:list-item>
        <text:list-item>
          <text:p text:style-name="P1096">BR248893683802R</text:p>
        </text:list-item>
        <text:list-item>
          <text:p text:style-name="P1097">BR249946255220X</text:p>
        </text:list-item>
        <text:list-item>
          <text:p text:style-name="P1098">BR248927182323V</text:p>
        </text:list-item>
        <text:list-item>
          <text:p text:style-name="P1099">BR248554751831I</text:p>
        </text:list-item>
        <text:list-item>
          <text:p text:style-name="P1100">BR2426520270883</text:p>
        </text:list-item>
        <text:list-item>
          <text:p text:style-name="P1101">BR242152478564O</text:p>
        </text:list-item>
        <text:list-item>
          <text:p text:style-name="P1102">BR243107643801O</text:p>
        </text:list-item>
        <text:list-item>
          <text:p text:style-name="P1103">BR249103624464O</text:p>
        </text:list-item>
        <text:list-item>
          <text:p text:style-name="P1104">BR246275932871X</text:p>
        </text:list-item>
        <text:list-item>
          <text:p text:style-name="P1105">BR249967872569T</text:p>
        </text:list-item>
        <text:list-item>
          <text:p text:style-name="P1106">BR242709207280Z</text:p>
        </text:list-item>
        <text:list-item>
          <text:p text:style-name="P1107">BR2497759482756</text:p>
        </text:list-item>
        <text:list-item>
          <text:p text:style-name="P1108">BR246446658372Z</text:p>
        </text:list-item>
        <text:list-item>
          <text:p text:style-name="P1109">BR249295334273V</text:p>
        </text:list-item>
        <text:list-item>
          <text:p text:style-name="P1110">BR246384407435U</text:p>
        </text:list-item>
        <text:list-item>
          <text:p text:style-name="P1111">BR245059916365U</text:p>
        </text:list-item>
        <text:list-item>
          <text:p text:style-name="P1112">BR247272149292Z</text:p>
        </text:list-item>
        <text:list-item>
          <text:p text:style-name="P1113">BR2478338915451</text:p>
        </text:list-item>
        <text:list-item>
          <text:p text:style-name="P1114">BR246708557883P</text:p>
        </text:list-item>
        <text:list-item>
          <text:p text:style-name="P1115">BR244838654500M</text:p>
        </text:list-item>
        <text:list-item>
          <text:p text:style-name="P1116">BR244028527148O</text:p>
        </text:list-item>
        <text:list-item>
          <text:p text:style-name="P1117">BR245535154811P</text:p>
        </text:list-item>
        <text:list-item>
          <text:p text:style-name="P1118">BR240610575292Y</text:p>
        </text:list-item>
        <text:list-item>
          <text:p text:style-name="P1119">BR244190822652Q</text:p>
        </text:list-item>
        <text:list-item>
          <text:p text:style-name="P1120">BR2481950356783</text:p>
        </text:list-item>
        <text:list-item>
          <text:p text:style-name="P1121">BR2411605207071</text:p>
        </text:list-item>
        <text:list-item>
          <text:p text:style-name="P1122">BR241022782831W</text:p>
        </text:list-item>
        <text:list-item>
          <text:p text:style-name="P1123">BR2426468751922</text:p>
        </text:list-item>
        <text:list-item>
          <text:p text:style-name="P1124">BR2422695456951</text:p>
        </text:list-item>
        <text:list-item>
          <text:p text:style-name="P1125">BR2489450172580</text:p>
        </text:list-item>
        <text:list-item>
          <text:p text:style-name="P1126">BR2473838616855</text:p>
        </text:list-item>
        <text:list-item>
          <text:p text:style-name="P1127">BR247733791456W</text:p>
        </text:list-item>
        <text:list-item>
          <text:p text:style-name="P1128">BR2453817175985</text:p>
        </text:list-item>
        <text:list-item>
          <text:p text:style-name="P1129">BR2469335063477</text:p>
        </text:list-item>
        <text:list-item>
          <text:p text:style-name="P1130">BR244268117693K</text:p>
        </text:list-item>
        <text:list-item>
          <text:p text:style-name="P1131">BR246852996606T</text:p>
        </text:list-item>
        <text:list-item>
          <text:p text:style-name="P1132">BR2408175480411</text:p>
        </text:list-item>
        <text:list-item>
          <text:p text:style-name="P1133">BR241967272663R</text:p>
        </text:list-item>
        <text:list-item>
          <text:p text:style-name="P1134">BR247765810663P</text:p>
        </text:list-item>
        <text:list-item>
          <text:p text:style-name="P1135">BR242107627200E</text:p>
        </text:list-item>
        <text:list-item>
          <text:p text:style-name="P1136">BR2426885963991</text:p>
        </text:list-item>
        <text:list-item>
          <text:p text:style-name="P1137">BR240243008826D</text:p>
        </text:list-item>
        <text:list-item>
          <text:p text:style-name="P1138">BR2421166304478</text:p>
        </text:list-item>
        <text:list-item>
          <text:p text:style-name="P1139">BR2476182799907</text:p>
        </text:list-item>
        <text:list-item>
          <text:p text:style-name="P1140">BR2474140449122</text:p>
        </text:list-item>
        <text:list-item>
          <text:p text:style-name="P1141">BR242195008428U</text:p>
        </text:list-item>
        <text:list-item>
          <text:p text:style-name="P1142">BR243449441948B</text:p>
        </text:list-item>
        <text:list-item>
          <text:p text:style-name="P1143">BR2468106226783</text:p>
        </text:list-item>
        <text:list-item>
          <text:p text:style-name="P1144">BR247163537731S</text:p>
        </text:list-item>
        <text:list-item>
          <text:p text:style-name="P1145">BR249159627745U</text:p>
        </text:list-item>
        <text:list-item>
          <text:p text:style-name="P1146">BR2454906524921</text:p>
        </text:list-item>
        <text:list-item>
          <text:p text:style-name="P1147">BR2472254329880</text:p>
        </text:list-item>
        <text:list-item>
          <text:p text:style-name="P1148">BR246721890289O</text:p>
        </text:list-item>
        <text:list-item>
          <text:p text:style-name="P1149">BR2481255451661</text:p>
        </text:list-item>
        <text:list-item>
          <text:p text:style-name="P1150">BR249365347025X</text:p>
        </text:list-item>
        <text:list-item>
          <text:p text:style-name="P1151">BR2449746081460</text:p>
        </text:list-item>
        <text:list-item>
          <text:p text:style-name="P1152">BR241222288911R</text:p>
        </text:list-item>
        <text:list-item>
          <text:p text:style-name="P1153"><text:span text:style-name="T1154">BR241643784132Z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10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l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192<text:s/>Shopee<text:s/>(1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>656<text:s/>Shopee<text:s/>(2°Carro)</text:p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10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l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10T18:52:00Z</meta:creation-date>
    <dc:date>2024-07-10T18:52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4" meta:paragraph-count="27" meta:word-count="2120" meta:character-count="13541" meta:row-count="95" meta:non-whitespace-character-count="11448"/>
  </office:meta>
</office:document-meta>
</file>